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0db51f" officeooo:paragraph-rsid="000db51f"/>
    </style:style>
    <style:style style:name="P6" style:family="paragraph" style:parent-style-name="Text_20_body">
      <style:text-properties officeooo:rsid="000e3a26" officeooo:paragraph-rsid="000e3a26"/>
    </style:style>
    <style:style style:name="P7" style:family="paragraph" style:parent-style-name="Text_20_body">
      <style:text-properties officeooo:paragraph-rsid="000f2d95"/>
    </style:style>
    <style:style style:name="T1" style:family="text">
      <style:text-properties officeooo:rsid="000db51f"/>
    </style:style>
    <style:style style:name="T2" style:family="text">
      <style:text-properties officeooo:rsid="000e3a26"/>
    </style:style>
    <style:style style:name="T3" style:family="text">
      <style:text-properties fo:font-variant="normal" fo:text-transform="none" fo:color="#333333" style:font-name="lucida grande" fo:font-size="8.25pt" fo:letter-spacing="normal" fo:font-style="normal" fo:font-weight="normal" officeooo:rsid="000e3a26"/>
    </style:style>
    <style:style style:name="T4" style:family="text">
      <style:text-properties fo:font-variant="normal" fo:text-transform="none" fo:color="#333333" style:font-name="lucida grande" fo:font-size="8.25pt" fo:letter-spacing="normal" fo:font-style="normal" fo:font-weight="normal" officeooo:rsid="000f2d95"/>
    </style:style>
    <style:style style:name="T5" style:family="text">
      <style:text-properties officeooo:rsid="000f2d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Pedagogo inserisce nuovo evento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Ettore : Pedagog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">Ettore è il pedagogo dell' asilo .</text:span></text:p>
            <text:p text:style-name="P2">2 <text:span text:style-name="T1">Ettore è loggato ad @silo</text:span></text:p>
            <text:p text:style-name="P2">3 <text:span text:style-name="T1">Ettore clicca sulla voce eventi </text:span></text:p>
            <text:p text:style-name="P2">4 <text:span text:style-name="T1">Il sistema riconosce Ettore come Pedagogo e gli mostra la pagina a lui riservata</text:span></text:p>
            <text:p text:style-name="P5">5 Ettore clicca sulla voce '' Inserimento Nuovo Evento'' </text:p>
            <text:p text:style-name="P5">6 Il sistema mostra il form di Inserimento Evento</text:p>
            <text:p text:style-name="P7"><text:span text:style-name="T1">7 Ettore inserisce ''22/02/2012'' <text:s/>nel campo ''Data'' , <text:s/></text:span><text:span text:style-name="T2">inserisce ''</text:span><text:span text:style-name="T5">' Recitare per imparare</text:span><text:span text:style-name="T2">'' nel campo ''Titolo'' e clicca il pulsante ''Inserisci Evento'' </text:span></text:p>
            <text:p text:style-name="P6">8 Il sistema riceve l'evento e lo pubblica</text:p>
            <text:p text:style-name="P6">9 Ettore esce dal sistema</text:p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1:47:03.09</meta:creation-date>
    <meta:editing-duration>PT11M44S</meta:editing-duration>
    <meta:editing-cycles>3</meta:editing-cycles>
    <meta:generator>LibreOffice/3.6$Windows_x86 LibreOffice_project/da8c1e6-fd468f4-454e206-f42a4a9-143cfd</meta:generator>
    <dc:date>2012-10-16T22:17:34.11</dc:date>
    <meta:document-statistic meta:table-count="1" meta:image-count="0" meta:object-count="0" meta:page-count="1" meta:paragraph-count="14" meta:word-count="104" meta:character-count="625" meta:non-whitespace-character-count="529"/>
  </office:meta>
</office:document-meta>
</file>